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788" officeooo:paragraph-rsid="00011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Not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3T14:16:47.277480384</meta:creation-date>
    <dc:date>2024-07-23T14:17:25.886370980</dc:date>
    <meta:editing-duration>PT39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4.7.2$Linux_X86_64 LibreOffice_project/40$Build-2</meta:generator>
  </office:meta>
</office:document-meta>
</file>